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1" svg:font-family="OCRA" style:font-pitch="fixed"/>
    <style:font-face style:name="OCRA2" svg:font-family="OCRA" style:font-adornments="Regular" style:font-pitch="fixed"/>
    <style:font-face style:name="CMU Bright1" svg:font-family="'CMU Bright'" style:font-adornments="Regular" style:font-pitch="variable"/>
    <style:font-face style:name="OCRA" svg:font-family="OCRA" style:font-adornments="Regular" style:font-pitch="variable"/>
    <style:font-face style:name="CMU Bright" svg:font-family="'CMU Bright'" style:font-family-generic="roman" style:font-pitch="variable"/>
    <style:font-face style:name="CMU Bright2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6.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9cm" fo:min-width="1.91cm"/>
      <style:paragraph-properties style:writing-mode="lr-tb"/>
    </style:style>
    <style:style style:name="gr3" style:family="graphic" style:parent-style-name="standard">
      <style:graphic-properties draw:stroke="dash" draw:stroke-dash="Dash" draw:textarea-horizontal-align="justify" draw:textarea-vertical-align="middle" draw:auto-grow-height="false" fo:min-height="1.095cm" fo:min-width="1.9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23cm" fo:min-width="3.0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22cm" fo:min-width="3.06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Double_20_Dash_20_Dot_20_Dot" draw:fill="none" draw:textarea-vertical-align="middle"/>
    </style:style>
    <style:style style:name="gr8" style:family="graphic" style:parent-style-name="objectwithoutfill">
      <style:graphic-properties draw:stroke="dash" draw:stroke-dash="Double_20_Dash_20_Dot_20_Dot" draw:marker-start="Arrowheads_20_2" draw:marker-end="" draw:fill="none" draw:textarea-vertical-align="middle"/>
    </style:style>
    <style:style style:name="gr9" style:family="graphic" style:parent-style-name="objectwithoutfill">
      <style:graphic-properties draw:stroke="dash" draw:stroke-dash="Double_20_Dash_20_Dot_20_Dot" draw:marker-end="Arrowheads_20_2" draw:fill="none" draw:textarea-vertical-align="middle"/>
    </style:style>
    <style:style style:name="gr10" style:family="graphic" style:parent-style-name="objectwithoutfill">
      <style:graphic-properties draw:stroke="dash" draw:stroke-dash="Dash" draw:fill="none" draw:textarea-vertical-align="middle"/>
    </style:style>
    <style:style style:name="gr11" style:family="graphic" style:parent-style-name="objectwithoutfill">
      <style:graphic-properties draw:stroke="dash" draw:stroke-dash="Dash" draw:marker-end="Arrowheads_20_2" draw:fill="none" draw:textarea-vertical-align="middle"/>
    </style:style>
    <style:style style:name="gr12" style:family="graphic" style:parent-style-name="objectwithoutfill">
      <style:graphic-properties draw:stroke="dash" draw:stroke-dash="Dash" draw:marker-start="Arrowheads_20_2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7cm" fo:min-width="2.267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90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7cm" fo:min-width="2.6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0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7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4cm" fo:min-width="0.79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23cm" fo:min-width="1.4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0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81cm" fo:min-width="1.5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03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907cm" fo:min-width="2.267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7cm" fo:min-width="2.7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7.153cm" fo:min-width="8.025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  <style:text-properties fo:font-size="11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none"/>
      <style:paragraph-properties fo:text-align="center" style:writing-mode="lr-tb"/>
      <style:text-properties fo:font-size="11pt"/>
    </style:style>
    <style:style style:name="P5" style:family="paragraph">
      <style:paragraph-properties fo:margin-left="0cm" fo:margin-right="0cm" fo:margin-top="0cm" fo:margin-bottom="0cm" fo:text-align="center" fo:text-indent="0cm"/>
    </style:style>
    <style:style style:name="P6" style:family="paragraph">
      <loext:graphic-properties draw:fill="solid" draw:fill-color="#ffffff"/>
      <style:paragraph-properties fo:margin-top="0cm" fo:margin-bottom="0cm" fo:text-align="center" style:writing-mode="lr-tb"/>
      <style:text-properties fo:font-size="11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ffffff" draw:opacity="100%"/>
      <style:paragraph-properties fo:margin-top="0cm" fo:margin-bottom="0cm" fo:text-align="center" style:writing-mode="lr-tb"/>
      <style:text-properties fo:font-size="11pt"/>
    </style:style>
    <style:style style:name="P9" style:family="paragraph">
      <loext:graphic-properties draw:fill="none" draw:fill-color="#ffffff"/>
      <style:paragraph-properties style:writing-mode="lr-tb"/>
      <style:text-properties fo:font-size="11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P12" style:family="paragraph">
      <style:paragraph-properties fo:text-align="center"/>
      <style:text-properties fo:font-size="11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style:font-name="CMU Bright2" fo:font-size="11pt" style:letter-kerning="true" style:font-name-asian="Noto Sans CJK SC" style:font-size-asian="18pt" style:font-name-complex="Droid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0.992cm" svg:x="1.925cm" svg:y="-1.383cm">
          <draw:text-box>
            <text:p>Community Connections</text:p>
          </draw:text-box>
        </draw:frame>
        <draw:custom-shape draw:style-name="gr2" draw:text-style-name="P2" xml:id="id1" draw:id="id1" draw:layer="layout" svg:width="2.41cm" svg:height="1.34cm" svg:x="9.295cm" svg:y="4.883cm">
          <text:p text:style-name="P2"><text:span text:style-name="T1">OSEGe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41cm" svg:height="1.34cm" svg:x="9.295cm" svg:y="9.924cm">
          <text:p text:style-name="P2"><text:span text:style-name="T1">OK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41cm" svg:height="1.34cm" svg:x="9.295cm" svg:y="15.707cm">
          <text:p text:style-name="P2"><text:span text:style-name="T1">Appropedi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413cm" svg:height="1.345cm" svg:x="1.049cm" svg:y="9.922cm">
          <text:p text:style-name="P2"><text:span text:style-name="T1">O!N/LO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3.72cm" svg:height="1.631cm" svg:x="16.28cm" svg:y="4.738cm">
          <text:p text:style-name="P2"><text:span text:style-name="T1">OSH Projects</text:span><text:span text:style-name="T1"><text:line-break/></text:span><text:span text:style-name="T1">(e.g. OHLOO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3.72cm" svg:height="1.63cm" svg:x="16.28cm" svg:y="7.056cm">
          <text:p text:style-name="P2"><text:span text:style-name="T1">Standardisation</text:span></text:p>
          <text:p text:style-name="P2"><text:span text:style-name="T1">&amp; Guideli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3.72cm" svg:height="1.63cm" svg:x="16.28cm" svg:y="13.448cm">
          <text:p text:style-name="P2"><text:span text:style-name="T1">Internet of</text:span></text:p>
          <text:p text:style-name="P2"><text:span text:style-name="T1">P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3.72cm" svg:height="1.63cm" svg:x="16.28cm" svg:y="15.417cm">
          <text:p text:style-name="P2"><text:span text:style-name="T1">Makernet</text:span></text:p>
          <text:p text:style-name="P2"><text:span text:style-name="T1">Alli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11.705cm" svg:y1="5.553cm" svg:x2="16.28cm" svg:y2="7.871cm" draw:start-shape="id1" draw:start-glue-point="1" draw:end-shape="id2" draw:end-glue-point="3" svg:d="M11705 5553c3432 0 1145 2318 4575 2318" svg:viewBox="0 0 4576 2319">
          <text:p/>
        </draw:connector>
        <draw:connector draw:style-name="gr7" draw:text-style-name="P3" draw:layer="layout" draw:type="curve" svg:x1="16.28cm" svg:y1="7.871cm" svg:x2="11.705cm" svg:y2="10.594cm" draw:start-shape="id2" draw:end-shape="id3" draw:end-glue-point="1" svg:d="M16280 7871c-3430 0-1143 2723-4575 2723" svg:viewBox="0 0 4576 2724">
          <text:p/>
        </draw:connector>
        <draw:connector draw:style-name="gr7" draw:text-style-name="P3" draw:layer="layout" draw:type="curve" svg:x1="16.28cm" svg:y1="7.871cm" svg:x2="11.705cm" svg:y2="16.377cm" draw:start-shape="id2" draw:start-glue-point="3" draw:end-shape="id4" svg:d="M16280 7871c-3430 0-1143 8506-4575 8506" svg:viewBox="0 0 4576 8507">
          <text:p/>
        </draw:connector>
        <draw:connector draw:style-name="gr8" draw:text-style-name="P3" draw:layer="layout" draw:type="curve" svg:x1="10.5cm" svg:y1="11.264cm" svg:x2="10.5cm" svg:y2="15.707cm" draw:start-shape="id3" draw:start-glue-point="2" draw:end-shape="id4" draw:end-glue-point="0" svg:d="M10500 11264v4443" svg:viewBox="0 0 1 4444">
          <text:p/>
        </draw:connector>
        <draw:connector draw:style-name="gr9" draw:text-style-name="P3" draw:layer="layout" draw:type="curve" svg:x1="10.5cm" svg:y1="6.223cm" svg:x2="10.5cm" svg:y2="9.924cm" draw:start-shape="id1" draw:start-glue-point="2" draw:end-shape="id3" draw:end-glue-point="0" svg:d="M10500 6223v3701" svg:viewBox="0 0 1 3702">
          <text:p/>
        </draw:connector>
        <draw:connector draw:style-name="gr10" draw:text-style-name="P3" draw:layer="layout" draw:type="curve" svg:x1="3.462cm" svg:y1="10.594cm" svg:x2="9.295cm" svg:y2="5.553cm" draw:start-shape="id5" draw:end-shape="id1" draw:end-glue-point="3" svg:d="M3462 10594c4374 0 1458-5041 5833-5041" svg:viewBox="0 0 5834 5042">
          <text:p/>
        </draw:connector>
        <draw:connector draw:style-name="gr11" draw:text-style-name="P4" draw:layer="layout" draw:type="curve" svg:x1="3.462cm" svg:y1="10.594cm" svg:x2="9.295cm" svg:y2="16.377cm" draw:start-shape="id5" draw:start-glue-point="1" draw:end-shape="id4" draw:end-glue-point="3" svg:d="M3462 10594c4374 0 1458 5783 5833 5783" svg:viewBox="0 0 5834 5784">
          <text:p/>
        </draw:connector>
        <draw:connector draw:style-name="gr12" draw:text-style-name="P3" draw:layer="layout" draw:type="curve" svg:x1="3.462cm" svg:y1="10.594cm" svg:x2="9.295cm" svg:y2="10.594cm" draw:start-shape="id5" draw:start-glue-point="1" draw:end-shape="id3" draw:end-glue-point="3" svg:d="M3462 10594h5833" svg:viewBox="0 0 5834 1">
          <text:p/>
        </draw:connector>
        <draw:connector draw:style-name="gr6" draw:text-style-name="P3" draw:layer="layout" draw:type="curve" svg:x1="11.705cm" svg:y1="10.594cm" svg:x2="16.28cm" svg:y2="14.263cm" draw:start-shape="id3" draw:start-glue-point="1" draw:end-shape="id6" draw:end-glue-point="3" svg:d="M11705 10594c3432 0 1145 3669 4575 3669" svg:viewBox="0 0 4576 3670">
          <text:p/>
        </draw:connector>
        <draw:connector draw:style-name="gr6" draw:text-style-name="P3" draw:layer="layout" draw:type="curve" svg:x1="11.705cm" svg:y1="10.594cm" svg:x2="16.28cm" svg:y2="16.232cm" draw:start-shape="id3" draw:start-glue-point="1" draw:end-shape="id7" draw:end-glue-point="3" svg:d="M11705 10594c3432 0 1145 5638 4575 5638" svg:viewBox="0 0 4576 5639">
          <text:p/>
        </draw:connector>
        <draw:connector draw:style-name="gr6" draw:text-style-name="P3" draw:layer="layout" draw:type="curve" svg:x1="11.705cm" svg:y1="5.553cm" svg:x2="16.28cm" svg:y2="5.553cm" draw:start-shape="id1" draw:start-glue-point="1" draw:end-shape="id8" draw:end-glue-point="3" svg:d="M11705 5553h4575" svg:viewBox="0 0 4576 1">
          <text:p/>
        </draw:connector>
        <draw:frame draw:style-name="gr13" draw:text-style-name="P6" draw:layer="layout" svg:width="2.767cm" svg:height="1.157cm" svg:x="5.971cm" svg:y="9.907cm">
          <draw:text-box>
            <text:p text:style-name="P5"><text:span text:style-name="T2">provides basis</text:span></text:p>
            <text:p text:style-name="P5"><text:span text:style-name="T2">for</text:span></text:p>
          </draw:text-box>
        </draw:frame>
        <draw:frame draw:style-name="gr14" draw:text-style-name="P8" draw:layer="layout" svg:width="1.957cm" svg:height="1.157cm" svg:x="5.529cm" svg:y="12.915cm">
          <draw:text-box>
            <text:p text:style-name="P7"><text:span text:style-name="T1">IT tools</text:span></text:p>
            <text:p text:style-name="P7"><text:span text:style-name="T1">for</text:span></text:p>
          </draw:text-box>
        </draw:frame>
        <draw:frame draw:style-name="gr15" draw:text-style-name="P6" draw:layer="layout" svg:width="3.127cm" svg:height="1.157cm" svg:x="8.937cm" svg:y="12.915cm">
          <draw:text-box>
            <text:p text:style-name="P7"><text:span text:style-name="T1">co-creator &amp;</text:span></text:p>
            <text:p text:style-name="P7"><text:span text:style-name="T1">early adopter of</text:span></text:p>
          </draw:text-box>
        </draw:frame>
        <draw:g>
          <draw:line draw:style-name="gr10" draw:text-style-name="P3" draw:layer="layout" svg:x1="1.67cm" svg:y1="21.647cm" svg:x2="3.81cm" svg:y2="21.647cm">
            <text:p/>
          </draw:line>
          <draw:frame draw:style-name="gr16" draw:text-style-name="P9" draw:layer="layout" svg:width="6.378cm" svg:height="0.704cm" svg:x="4.874cm" svg:y="21.295cm">
            <draw:text-box>
              <text:p><text:span text:style-name="T1">Short-term cooperation</text:span></text:p>
            </draw:text-box>
          </draw:frame>
        </draw:g>
        <draw:g>
          <draw:frame draw:style-name="gr17" draw:text-style-name="P9" draw:layer="layout" svg:width="2.526cm" svg:height="0.704cm" svg:x="4.874cm" svg:y="19.997cm">
            <draw:text-box>
              <text:p><text:span text:style-name="T1">Cooperation</text:span></text:p>
            </draw:text-box>
          </draw:frame>
          <draw:line draw:style-name="gr7" draw:text-style-name="P3" draw:layer="layout" svg:x1="1.671cm" svg:y1="20.349cm" svg:x2="3.81cm" svg:y2="20.349cm">
            <text:p/>
          </draw:line>
        </draw:g>
        <draw:g>
          <draw:line draw:style-name="gr6" draw:text-style-name="P3" draw:layer="layout" svg:x1="1.671cm" svg:y1="19.051cm" svg:x2="3.81cm" svg:y2="19.051cm">
            <text:p/>
          </draw:line>
          <draw:frame draw:style-name="gr18" draw:text-style-name="P9" draw:layer="layout" svg:width="2.17cm" svg:height="0.704cm" svg:x="4.874cm" svg:y="18.699cm">
            <draw:text-box>
              <text:p><text:span text:style-name="T1">Project of</text:span></text:p>
            </draw:text-box>
          </draw:frame>
        </draw:g>
        <draw:frame draw:style-name="gr19" draw:text-style-name="P11" draw:layer="layout" svg:width="1.294cm" svg:height="0.704cm" svg:x="5.86cm" svg:y="7.599cm">
          <draw:text-box>
            <text:p text:style-name="P10"><text:span text:style-name="T2">CAB</text:span></text:p>
          </draw:text-box>
        </draw:frame>
        <draw:g>
          <draw:custom-shape draw:style-name="gr20" draw:text-style-name="P12" draw:layer="layout" svg:width="2.137cm" svg:height="1.047cm" svg:x="1.672cm" svg:y="22.593cm">
            <text:p/>
            <draw:enhanced-geometry svg:viewBox="0 0 21600 21600" draw:path-stretchpoint-x="10800" draw:path-stretchpoint-y="10800" draw:text-areas="?f3 ?f4 ?f5 ?f6" draw:type="round-rectangle" draw:modifiers="6168.9873417721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9" draw:layer="layout" svg:width="1.709cm" svg:height="0.704cm" svg:x="4.874cm" svg:y="22.764cm">
            <draw:text-box>
              <text:p><text:span text:style-name="T1">Project</text:span></text:p>
            </draw:text-box>
          </draw:frame>
        </draw:g>
        <draw:g>
          <draw:custom-shape draw:style-name="gr22" draw:text-style-name="P12" draw:layer="layout" svg:width="2.089cm" svg:height="0.931cm" svg:x="1.696cm" svg:y="24.21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9" draw:layer="layout" svg:width="2.403cm" svg:height="0.704cm" svg:x="4.874cm" svg:y="24.323cm">
            <draw:text-box>
              <text:p><text:span text:style-name="T1">Community</text:span></text:p>
            </draw:text-box>
          </draw:frame>
        </draw:g>
        <draw:frame draw:style-name="gr24" draw:text-style-name="P8" draw:layer="layout" svg:width="2.767cm" svg:height="1.157cm" svg:x="9.117cm" svg:y="7.373cm">
          <draw:text-box>
            <text:p text:style-name="P7"><text:span text:style-name="T1">co-maintainer</text:span></text:p>
            <text:p text:style-name="P7"><text:span text:style-name="T1">for</text:span></text:p>
          </draw:text-box>
        </draw:frame>
        <draw:frame draw:style-name="gr25" draw:text-style-name="P11" draw:layer="layout" svg:width="3.245cm" svg:height="1.157cm" svg:x="12.637cm" svg:y="8.84cm">
          <draw:text-box>
            <text:p text:style-name="P13"><text:span text:style-name="T1">DIN SPEC 3105</text:span></text:p>
            <text:p text:style-name="P13"><text:span text:style-name="T1">consortium</text:span></text:p>
          </draw:text-box>
        </draw:frame>
        <draw:custom-shape draw:style-name="gr4" draw:text-style-name="P2" xml:id="id9" draw:id="id9" draw:layer="layout" svg:width="3.72cm" svg:height="1.631cm" svg:x="16.281cm" svg:y="2.438cm">
          <text:p text:style-name="P2"><text:span text:style-name="T1">OpenEcoLa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4" draw:layer="layout" draw:type="curve" svg:x1="11.705cm" svg:y1="5.553cm" svg:x2="16.281cm" svg:y2="3.253cm" draw:start-shape="id1" draw:start-glue-point="1" draw:end-shape="id9" draw:end-glue-point="3" svg:d="M11705 5553c3432 0 1144-2300 4576-2300" svg:viewBox="0 0 4577 2301">
          <text:p/>
        </draw:connector>
        <draw:frame draw:style-name="gr26" draw:text-style-name="P1" draw:layer="layout" svg:width="2.977cm" svg:height="0.992cm" svg:x="0.7cm" svg:y="17.33cm">
          <draw:text-box>
            <text:p>Legend:</text:p>
          </draw:text-box>
        </draw:frame>
        <draw:custom-shape draw:style-name="gr27" draw:text-style-name="P15" draw:layer="layout" svg:width="8.525cm" svg:height="7.403cm" svg:x="1cm" svg:y="18.2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1" svg:font-family="OCRA" style:font-pitch="fixed"/>
    <style:font-face style:name="OCRA2" svg:font-family="OCRA" style:font-adornments="Regular" style:font-pitch="fixed"/>
    <style:font-face style:name="CMU Bright1" svg:font-family="'CMU Bright'" style:font-adornments="Regular" style:font-pitch="variable"/>
    <style:font-face style:name="OCRA" svg:font-family="OCRA" style:font-adornments="Regular" style:font-pitch="variable"/>
    <style:font-face style:name="CMU Bright" svg:font-family="'CMU Bright'" style:font-family-generic="roman" style:font-pitch="variable"/>
    <style:font-face style:name="CMU Bright2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2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0-29T15:49:36.344095977</dc:date>
    <dc:creator>Martin Häuer</dc:creator>
    <meta:editing-duration>PT5H23M39S</meta:editing-duration>
    <meta:editing-cycles>32</meta:editing-cycles>
    <meta:generator>LibreOffice/7.1.6.2.0$Linux_X86_64 LibreOffice_project/10$Build-2</meta:generator>
    <meta:document-statistic meta:object-count="45"/>
  </office:meta>
</office:document-meta>
</file>